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4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7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10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72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8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104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3cm" svg:x="120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92cm" svg:y="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54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9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7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72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8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104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3cm" svg:x="120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0cm" svg:height="30cm" svg:x="54cm" svg:y="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cm" svg:height="2cm" svg:x="54cm" svg:y="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cm" svg:height="2cm" svg:x="54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cm" svg:height="2cm" svg:x="54cm" svg:y="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cm" svg:height="2cm" svg:x="5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cm" svg:height="2cm" svg:x="74cm" svg:y="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cm" svg:height="2cm" svg:x="74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cm" svg:height="2cm" svg:x="74cm" svg:y="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cm" svg:height="2cm" svg:x="7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cm" svg:height="2cm" svg:x="94cm" svg:y="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cm" svg:height="2cm" svg:x="94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cm" svg:height="2cm" svg:x="94cm" svg:y="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cm" svg:height="2cm" svg:x="9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2cm" svg:height="30cm" svg:x="105cm" svg:y="2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ru" fo:country="RU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8cm" fo:page-height="76.8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08-14T14:26:44.378000000</dc:date>
    <meta:editing-duration>PT12H27M25S</meta:editing-duration>
    <meta:editing-cycles>44</meta:editing-cycles>
    <meta:generator>LibreOffice/4.1.0.4$Windows_x86 LibreOffice_project/89ea49ddacd9aa532507cbf852f2bb22b1ace28</meta:generator>
    <meta:document-statistic meta:object-count="188"/>
  </office:meta>
</office:document-meta>
</file>